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86d9" style:font-weight-asian="bold" style:font-weight-complex="bold"/>
    </style:style>
    <style:style style:name="T3" style:family="text">
      <style:text-properties fo:font-weight="bold" officeooo:rsid="00273f67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2386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hapter title information, etc.</text:p>
      <text:h text:style-name="Heading_20_1" text:outline-level="1">Section Header</text:h>
      <text:p text:style-name="Text_20_body"><text:span text:style-name="T1">1</text:span> 1st verse--nothing fancy. <text:span text:style-name="T1">2</text:span> 2nd verse with some <text:span text:style-name="T1">bolded</text:span> text. Let’s also add a span with tabs : <text:span text:style-name="T1">bold<text:tab/>with<text:tab/>tabs.</text:span></text:p>
      <text:p text:style-name="Text_20_body"><text:span text:style-name="T1">3</text:span> 3rd verse, but now 2nd paragraph.</text:p>
      <text:h text:style-name="Heading_20_1" text:outline-level="1">A 2nd Section Header</text:h>
      <text:p text:style-name="Quotations"><text:span text:style-name="T1">4</text:span> Whatever a verse as "q" is (poetry?)</text:p>
      <text:h text:style-name="Heading_20_2" text:outline-level="2">"H2" Section Header</text:h>
      <text:p text:style-name="Text_20_body"><text:span text:style-name="T3">5</text:span> Yet another verse, but the first one of a new sec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ndika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ndika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5" fo:hyphenation-push-char-count="5" loext:hyphenation-no-caps="false" loext:hyphenation-no-last-word="false" loext:hyphenation-word-char-count="9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ndika" fo:font-family="Andika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ndika" fo:font-family="Andika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ndika" fo:font-family="Andika"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08:56:18.534689721</meta:creation-date>
    <dc:date>2026-02-17T11:43:54.543666879</dc:date>
    <meta:editing-duration>PT35M45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63" meta:character-count="325" meta:non-whitespace-character-count="271"/>
  </office:meta>
</office:document-meta>
</file>